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5.306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aw_temperatur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Wydaje mi się, że urządzenie na wyświetlaczu przy zaokrąglaniu do °C obcina temperaturę w dół a nie zaokrągla do najbliższej liczby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_temperature</text:p>
          </table:table-cell>
          <table:table-cell office:value-type="string" calcext:value-type="string">
            <text:p>temperature_on_display</text:p>
          </table:table-cell>
          <table:table-cell office:value-type="string" calcext:value-type="string">
            <text:p>temperature_fahrenheit</text:p>
          </table:table-cell>
          <table:table-cell table:number-columns-repeated="8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1" office:value-type="float" office:value="22.5" calcext:value-type="float">
            <text:p>22,50</text:p>
          </table:table-cell>
          <table:table-cell table:formula="of:=[.B3]*9/5+32" office:value-type="float" office:value="72.5" calcext:value-type="float">
            <text:p>72,5</text:p>
          </table:table-cell>
          <table:table-cell table:formula="of:=[.A3]/10-90" office:value-type="float" office:value="72.6" calcext:value-type="float">
            <text:p>72,6</text:p>
          </table:table-cell>
          <table:table-cell table:number-columns-repeated="7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1" office:value-type="float" office:value="19.8" calcext:value-type="float">
            <text:p>19,80</text:p>
          </table:table-cell>
          <table:table-cell table:formula="of:=[.B4]*9/5+32" office:value-type="float" office:value="67.64" calcext:value-type="float">
            <text:p>67,64</text:p>
          </table:table-cell>
          <table:table-cell table:formula="of:=[.A4]/10-90" office:value-type="float" office:value="67.8" calcext:value-type="float">
            <text:p>67,8</text:p>
          </table:table-cell>
          <table:table-cell table:number-columns-repeated="7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1" office:value-type="float" office:value="19" calcext:value-type="float">
            <text:p>19,00</text:p>
          </table:table-cell>
          <table:table-cell table:formula="of:=[.B5]*9/5+32" office:value-type="float" office:value="66.2" calcext:value-type="float">
            <text:p>66,2</text:p>
          </table:table-cell>
          <table:table-cell table:formula="of:=[.A5]/10-90" office:value-type="float" office:value="66.2" calcext:value-type="float">
            <text:p>66,2</text:p>
          </table:table-cell>
          <table:table-cell table:number-columns-repeated="7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1" office:value-type="float" office:value="22.4" calcext:value-type="float">
            <text:p>22,40</text:p>
          </table:table-cell>
          <table:table-cell table:formula="of:=[.B6]*9/5+32" office:value-type="float" office:value="72.32" calcext:value-type="float">
            <text:p>72,32</text:p>
          </table:table-cell>
          <table:table-cell table:formula="of:=[.A6]/10-90" office:value-type="float" office:value="72.4" calcext:value-type="float">
            <text:p>72,4</text:p>
          </table:table-cell>
          <table:table-cell office:value-type="string" calcext:value-type="string">
            <text:p><text:span text:style-name="T1">Regresja</text:span></text:p>
          </table:table-cell>
          <table:table-cell table:number-columns-repeated="6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1" office:value-type="float" office:value="17.8" calcext:value-type="float">
            <text:p>17,80</text:p>
          </table:table-cell>
          <table:table-cell table:formula="of:=[.B7]*9/5+32" office:value-type="float" office:value="64.04" calcext:value-type="float">
            <text:p>64,04</text:p>
          </table:table-cell>
          <table:table-cell table:formula="of:=[.A7]/10-90" office:value-type="float" office:value="64.2" calcext:value-type="float">
            <text:p>64,2</text:p>
          </table:table-cell>
          <table:table-cell office:value-type="string" calcext:value-type="string">
            <text:p>Model regresji</text:p>
          </table:table-cell>
          <table:table-cell office:value-type="string" calcext:value-type="string">
            <text:p>Liniowo</text:p>
          </table:table-cell>
          <table:table-cell table:number-columns-repeated="5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1" office:value-type="float" office:value="15.2" calcext:value-type="float">
            <text:p>15,20</text:p>
          </table:table-cell>
          <table:table-cell table:formula="of:=[.B8]*9/5+32" office:value-type="float" office:value="59.36" calcext:value-type="float">
            <text:p>59,36</text:p>
          </table:table-cell>
          <table:table-cell table:formula="of:=[.A8]/10-90" office:value-type="float" office:value="59.5" calcext:value-type="float">
            <text:p>59,5</text:p>
          </table:table-cell>
          <table:table-cell table:number-columns-repeated="7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" office:value-type="float" office:value="13.6" calcext:value-type="float">
            <text:p>13,60</text:p>
          </table:table-cell>
          <table:table-cell table:formula="of:=[.B9]*9/5+32" office:value-type="float" office:value="56.48" calcext:value-type="float">
            <text:p>56,48</text:p>
          </table:table-cell>
          <table:table-cell table:formula="of:=[.A9]/10-90" office:value-type="float" office:value="56.6" calcext:value-type="float">
            <text:p>56,6</text:p>
          </table:table-cell>
          <table:table-cell office:value-type="string" calcext:value-type="string">
            <text:p>LINEST surowe dane wyjściowe</text:p>
          </table:table-cell>
          <table:table-cell table:number-columns-repeated="6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 office:value-type="float" office:value="0.6" calcext:value-type="float">
            <text:p>0,60</text:p>
          </table:table-cell>
          <table:table-cell table:formula="of:=[.B10]*9/5+32" office:value-type="float" office:value="33.08" calcext:value-type="float">
            <text:p>33,08</text:p>
          </table:table-cell>
          <table:table-cell table:formula="of:=[.A10]/10-90" office:value-type="float" office:value="33.1" calcext:value-type="float">
            <text:p>33,1</text:p>
          </table:table-cell>
          <table:table-cell table:number-matrix-columns-spanned="2" table:number-matrix-rows-spanned="5" table:formula="of:=LINEST([.$C$3:.$C$18] ; [.$A$3:.$A$18] ; 1 ; 1)" office:value-type="float" office:value="0.0998019086508683" calcext:value-type="float">
            <text:p>0,099801908650868</text:p>
          </table:table-cell>
          <table:table-cell office:value-type="float" office:value="-89.7696696565805" calcext:value-type="float">
            <text:p>-89,7696696565805</text:p>
          </table:table-cell>
          <table:table-cell table:number-columns-repeated="5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 office:value-type="float" office:value="-0.5" calcext:value-type="float">
            <text:p>-0,50</text:p>
          </table:table-cell>
          <table:table-cell table:formula="of:=[.B11]*9/5+32" office:value-type="float" office:value="31.1" calcext:value-type="float">
            <text:p>31,1</text:p>
          </table:table-cell>
          <table:table-cell table:formula="of:=[.A11]/10-90" office:value-type="float" office:value="31.1" calcext:value-type="float">
            <text:p>31,1</text:p>
          </table:table-cell>
          <table:table-cell office:value-type="float" office:value="0.000104599026561983" calcext:value-type="float">
            <text:p>0,000104599026562</text:p>
          </table:table-cell>
          <table:table-cell office:value-type="float" office:value="0.158020977998566" calcext:value-type="float">
            <text:p>0,158020977998566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1" office:value-type="float" office:value="21" calcext:value-type="float">
            <text:p>21,00</text:p>
          </table:table-cell>
          <table:table-cell table:formula="of:=[.B12]*9/5+32" office:value-type="float" office:value="69.8" calcext:value-type="float">
            <text:p>69,8</text:p>
          </table:table-cell>
          <table:table-cell table:formula="of:=[.A12]/10-90" office:value-type="float" office:value="69.8" calcext:value-type="float">
            <text:p>69,8</text:p>
          </table:table-cell>
          <table:table-cell office:value-type="float" office:value="0.999984622032144" calcext:value-type="float">
            <text:p>0,999984622032144</text:p>
          </table:table-cell>
          <table:table-cell office:value-type="float" office:value="0.0617690685433496" calcext:value-type="float">
            <text:p>0,06176906854335</text:p>
          </table:table-cell>
          <table:table-cell table:number-columns-repeated="5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1" office:value-type="float" office:value="21.8" calcext:value-type="float">
            <text:p>21,80</text:p>
          </table:table-cell>
          <table:table-cell table:formula="of:=[.B13]*9/5+32" office:value-type="float" office:value="71.24" calcext:value-type="float">
            <text:p>71,24</text:p>
          </table:table-cell>
          <table:table-cell table:formula="of:=[.A13]/10-90" office:value-type="float" office:value="71.3" calcext:value-type="float">
            <text:p>71,3</text:p>
          </table:table-cell>
          <table:table-cell office:value-type="float" office:value="910379.371299953" calcext:value-type="float">
            <text:p>910379,37129995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 office:value-type="float" office:value="-0.8" calcext:value-type="float">
            <text:p>-0,80</text:p>
          </table:table-cell>
          <table:table-cell table:formula="of:=[.B14]*9/5+32" office:value-type="float" office:value="30.56" calcext:value-type="float">
            <text:p>30,56</text:p>
          </table:table-cell>
          <table:table-cell table:formula="of:=[.A14]/10-90" office:value-type="float" office:value="30.5" calcext:value-type="float">
            <text:p>30,5</text:p>
          </table:table-cell>
          <table:table-cell office:value-type="float" office:value="3473.4776841504" calcext:value-type="float">
            <text:p>3473,4776841504</text:p>
          </table:table-cell>
          <table:table-cell office:value-type="float" office:value="0.0534158496019824" calcext:value-type="float">
            <text:p>0,053415849601982</text:p>
          </table:table-cell>
          <table:table-cell table:number-columns-repeated="5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1" office:value-type="float" office:value="21.9" calcext:value-type="float">
            <text:p>21,90</text:p>
          </table:table-cell>
          <table:table-cell table:formula="of:=[.B15]*9/5+32" office:value-type="float" office:value="71.42" calcext:value-type="float">
            <text:p>71,42</text:p>
          </table:table-cell>
          <table:table-cell table:formula="of:=[.A15]/10-90" office:value-type="float" office:value="71.5" calcext:value-type="float">
            <text:p>71,5</text:p>
          </table:table-cell>
          <table:table-cell table:number-columns-repeated="7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1" office:value-type="float" office:value="22" calcext:value-type="float">
            <text:p>22,00</text:p>
          </table:table-cell>
          <table:table-cell table:formula="of:=[.B16]*9/5+32" office:value-type="float" office:value="71.6" calcext:value-type="float">
            <text:p>71,6</text:p>
          </table:table-cell>
          <table:table-cell table:formula="of:=[.A16]/10-90" office:value-type="float" office:value="71.7" calcext:value-type="float">
            <text:p>71,7</text:p>
          </table:table-cell>
          <table:table-cell office:value-type="string" calcext:value-type="string">
            <text:p>Statystyka regresyjna</text:p>
          </table:table-cell>
          <table:table-cell table:number-columns-repeated="6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" office:value-type="float" office:value="13.6" calcext:value-type="float">
            <text:p>13,60</text:p>
          </table:table-cell>
          <table:table-cell table:formula="of:=[.B17]*9/5+32" office:value-type="float" office:value="56.48" calcext:value-type="float">
            <text:p>56,48</text:p>
          </table:table-cell>
          <table:table-cell table:formula="of:=[.A17]/10-90" office:value-type="float" office:value="56.6" calcext:value-type="float">
            <text:p>56,6</text:p>
          </table:table-cell>
          <table:table-cell office:value-type="string" calcext:value-type="string">
            <text:p>R^2</text:p>
          </table:table-cell>
          <table:table-cell table:formula="of:=[.$E$12]" office:value-type="float" office:value="0.999984622032144" calcext:value-type="float">
            <text:p>0,999984622032144</text:p>
          </table:table-cell>
          <table:table-cell table:number-columns-repeated="5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1" office:value-type="float" office:value="21.5" calcext:value-type="float">
            <text:p>21,50</text:p>
          </table:table-cell>
          <table:table-cell table:formula="of:=[.B18]*9/5+32" office:value-type="float" office:value="70.7" calcext:value-type="float">
            <text:p>70,7</text:p>
          </table:table-cell>
          <table:table-cell table:formula="of:=[.A18]/10-90" office:value-type="float" office:value="70.7" calcext:value-type="float">
            <text:p>70,7</text:p>
          </table:table-cell>
          <table:table-cell office:value-type="string" calcext:value-type="string">
            <text:p>Błąd standardowy</text:p>
          </table:table-cell>
          <table:table-cell table:formula="of:=[.$F$12]" office:value-type="float" office:value="0.0617690685433496" calcext:value-type="float">
            <text:p>0,061769068543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Liczba zmiennych X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Obserwacje</text:p>
          </table:table-cell>
          <table:table-cell table:formula="of:=16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korygowano R^2</text:p>
          </table:table-cell>
          <table:table-cell table:formula="of:=1 - (1 - [.$E$12])*([.$F$20] - 1)/([.$F$20] - [.$F$19] - 1)" office:value-type="float" office:value="0.999983523605869" calcext:value-type="float">
            <text:p>0,99998352360586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naliza wariancji (ANOVA)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totność F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gresja</text:p>
          </table:table-cell>
          <table:table-cell table:formula="of:=[.$F$19]" office:value-type="float" office:value="1" calcext:value-type="float">
            <text:p>1</text:p>
          </table:table-cell>
          <table:table-cell table:formula="of:=[.$E$14]" office:value-type="float" office:value="3473.4776841504" calcext:value-type="float">
            <text:p>3473,4776841504</text:p>
          </table:table-cell>
          <table:table-cell table:formula="of:=[.$E$14] / [.$F$25]" office:value-type="float" office:value="3473.4776841504" calcext:value-type="float">
            <text:p>3473,4776841504</text:p>
          </table:table-cell>
          <table:table-cell table:formula="of:=[.$E$13]" office:value-type="float" office:value="910379.371299953" calcext:value-type="float">
            <text:p>910379,371299953</text:p>
          </table:table-cell>
          <table:table-cell table:formula="of:=LEGACY.FDIST([.$E$13] ; [.$F$25] ; [.$F$13])" office:value-type="float" office:value="4.26013050197059E-035" calcext:value-type="float">
            <text:p>4,26013050197059E-3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zostałe</text:p>
          </table:table-cell>
          <table:table-cell table:formula="of:=[.$F$13]" office:value-type="float" office:value="14" calcext:value-type="float">
            <text:p>14</text:p>
          </table:table-cell>
          <table:table-cell table:formula="of:=[.$F$14]" office:value-type="float" office:value="0.0534158496019824" calcext:value-type="float">
            <text:p>0,053415849601982</text:p>
          </table:table-cell>
          <table:table-cell table:formula="of:=[.$F$14] / [.$F$13]" office:value-type="float" office:value="0.00381541782871303" calcext:value-type="float">
            <text:p>0,0038154178287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azem</text:p>
          </table:table-cell>
          <table:table-cell table:formula="of:=[.$F$25] + [.$F$13]" office:value-type="float" office:value="15" calcext:value-type="float">
            <text:p>15</text:p>
          </table:table-cell>
          <table:table-cell table:formula="of:=[.$E$14] + [.$F$14]" office:value-type="float" office:value="3473.5311" calcext:value-type="float">
            <text:p>3473,531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oziom ufności</text:p>
          </table:table-cell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Współczynniki</text:p>
          </table:table-cell>
          <table:table-cell office:value-type="string" calcext:value-type="string">
            <text:p>Błąd standardowy</text:p>
          </table:table-cell>
          <table:table-cell office:value-type="string" calcext:value-type="string">
            <text:p>t-statystyka</text:p>
          </table:table-cell>
          <table:table-cell office:value-type="string" calcext:value-type="string">
            <text:p>P-wartość</text:p>
          </table:table-cell>
          <table:table-cell table:formula="of:=COM.MICROSOFT.CONCAT(&quot;Wsuń &quot; ; INT([.$F$29] * 100) ; &quot;%&quot;)" office:value-type="string" office:string-value="Wsuń 90%" calcext:value-type="string">
            <text:p>Wsuń 90%</text:p>
          </table:table-cell>
          <table:table-cell table:formula="of:=COM.MICROSOFT.CONCAT(&quot;Wyżej &quot; ; INT([.$F$29] * 100) ; &quot;%&quot;)" office:value-type="string" office:string-value="Wyżej 90%" calcext:value-type="string">
            <text:p>Wyżej 90%</text:p>
          </table:table-cell>
        </table:table-row>
        <table:table-row table:style-name="ro1">
          <table:table-cell table:number-columns-repeated="4"/>
          <table:table-cell table:formula="of:=&quot;Odcięta&quot;" office:value-type="string" office:string-value="Odcięta" calcext:value-type="string">
            <text:p>Odcięta</text:p>
          </table:table-cell>
          <table:table-cell table:number-matrix-columns-spanned="1" table:number-matrix-rows-spanned="2" table:formula="of:=INDEX([.$E$10:.$F$10]; 1 ; 34 - ROW())" office:value-type="float" office:value="-89.7696696565805" calcext:value-type="float">
            <text:p>-89,7696696565805</text:p>
          </table:table-cell>
          <table:table-cell table:number-matrix-columns-spanned="1" table:number-matrix-rows-spanned="2" table:formula="of:=INDEX([.$E$11:.$F$11]; 1 ; 34 - ROW())" office:value-type="float" office:value="0.158020977998566" calcext:value-type="float">
            <text:p>0,158020977998566</text:p>
          </table:table-cell>
          <table:table-cell table:number-matrix-columns-spanned="1" table:number-matrix-rows-spanned="2" table:formula="of:=[.$F$32:.$F$33] / [.$G$32:.$G$33]" office:value-type="float" office:value="-568.087040047271" calcext:value-type="float">
            <text:p>-568,087040047271</text:p>
          </table:table-cell>
          <table:table-cell table:number-matrix-columns-spanned="1" table:number-matrix-rows-spanned="2" table:formula="of:=LEGACY.TDIST(ABS([.$H$32:.$H$33]) ; [.$F$13] ; 2 )" office:value-type="float" office:value="6.05468579620966E-032" calcext:value-type="float">
            <text:p>6,05468579620966E-32</text:p>
          </table:table-cell>
          <table:table-cell table:number-matrix-columns-spanned="1" table:number-matrix-rows-spanned="2" table:formula="of:=[.$F$32:.$F$33] - [.$G$32:.$G$33] * TINV(1 - [.$F$29] ; [.$F$13])" office:value-type="float" office:value="-90.0479936067944" calcext:value-type="float">
            <text:p>-90,0479936067944</text:p>
          </table:table-cell>
          <table:table-cell table:number-matrix-columns-spanned="1" table:number-matrix-rows-spanned="2" table:formula="of:=[.$F$32:.$F$33] + [.$G$32:.$G$33] * TINV(1 - [.$F$29] ; [.$F$13])" office:value-type="float" office:value="-89.4913457063666" calcext:value-type="float">
            <text:p>-89,4913457063666</text:p>
          </table:table-cell>
        </table:table-row>
        <table:table-row table:style-name="ro1">
          <table:table-cell table:number-columns-repeated="4"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998019086508683" calcext:value-type="float">
            <text:p>0,099801908650868</text:p>
          </table:table-cell>
          <table:table-cell office:value-type="float" office:value="0.000104599026561983" calcext:value-type="float">
            <text:p>0,000104599026562</text:p>
          </table:table-cell>
          <table:table-cell office:value-type="float" office:value="954.138025287722" calcext:value-type="float">
            <text:p>954,138025287722</text:p>
          </table:table-cell>
          <table:table-cell office:value-type="float" office:value="4.26013050197059E-035" calcext:value-type="float">
            <text:p>4,26013050197059E-35</text:p>
          </table:table-cell>
          <table:table-cell office:value-type="float" office:value="0.0996176773251925" calcext:value-type="float">
            <text:p>0,099617677325193</text:p>
          </table:table-cell>
          <table:table-cell office:value-type="float" office:value="0.0999861399765441" calcext:value-type="float">
            <text:p>0,0999861399765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Szacowane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Pozostałe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matrix-columns-spanned="1" table:number-matrix-rows-spanned="16" table:formula="of:=[.$A$3:.$A$18]" office:value-type="float" office:value="1626" calcext:value-type="float">
            <text:p>1626</text:p>
          </table:table-cell>
          <table:table-cell table:number-matrix-columns-spanned="1" table:number-matrix-rows-spanned="16" table:formula="of:=MMULT([.$E$36:.$E$51] ; [.$F$33]) + [.$F$32]" office:value-type="float" office:value="72.5082338097314" calcext:value-type="float">
            <text:p>72,5082338097314</text:p>
          </table:table-cell>
          <table:table-cell table:number-matrix-columns-spanned="1" table:number-matrix-rows-spanned="16" table:formula="of:=[.$C$3:.$C$18]" office:value-type="float" office:value="72.5" calcext:value-type="float">
            <text:p>72,5</text:p>
          </table:table-cell>
          <table:table-cell table:number-matrix-columns-spanned="1" table:number-matrix-rows-spanned="16" table:formula="of:=[.$G$36:.$G$51] - [.$F$36:.$F$51]" office:value-type="float" office:value="-0.00823380973136523" calcext:value-type="float">
            <text:p>-0,0082338097313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78" calcext:value-type="float">
            <text:p>1578</text:p>
          </table:table-cell>
          <table:table-cell office:value-type="float" office:value="67.7177421944897" calcext:value-type="float">
            <text:p>67,7177421944897</text:p>
          </table:table-cell>
          <table:table-cell office:value-type="float" office:value="67.64" calcext:value-type="float">
            <text:p>67,64</text:p>
          </table:table-cell>
          <table:table-cell office:value-type="float" office:value="-0.0777421944896872" calcext:value-type="float">
            <text:p>-0,0777421944896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62" calcext:value-type="float">
            <text:p>1562</text:p>
          </table:table-cell>
          <table:table-cell office:value-type="float" office:value="66.1209116560758" calcext:value-type="float">
            <text:p>66,1209116560758</text:p>
          </table:table-cell>
          <table:table-cell office:value-type="float" office:value="66.2" calcext:value-type="float">
            <text:p>66,2</text:p>
          </table:table-cell>
          <table:table-cell office:value-type="float" office:value="0.0790883439241981" calcext:value-type="float">
            <text:p>0,0790883439241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24" calcext:value-type="float">
            <text:p>1624</text:p>
          </table:table-cell>
          <table:table-cell office:value-type="float" office:value="72.3086299924296" calcext:value-type="float">
            <text:p>72,3086299924296</text:p>
          </table:table-cell>
          <table:table-cell office:value-type="float" office:value="72.32" calcext:value-type="float">
            <text:p>72,32</text:p>
          </table:table-cell>
          <table:table-cell office:value-type="float" office:value="0.0113700075703491" calcext:value-type="float">
            <text:p>0,0113700075703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42" calcext:value-type="float">
            <text:p>1542</text:p>
          </table:table-cell>
          <table:table-cell office:value-type="float" office:value="64.1248734830585" calcext:value-type="float">
            <text:p>64,1248734830585</text:p>
          </table:table-cell>
          <table:table-cell office:value-type="float" office:value="64.04" calcext:value-type="float">
            <text:p>64,04</text:p>
          </table:table-cell>
          <table:table-cell office:value-type="float" office:value="-0.0848734830584448" calcext:value-type="float">
            <text:p>-0,0848734830584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95" calcext:value-type="float">
            <text:p>1495</text:p>
          </table:table-cell>
          <table:table-cell office:value-type="float" office:value="59.4341837764676" calcext:value-type="float">
            <text:p>59,4341837764676</text:p>
          </table:table-cell>
          <table:table-cell office:value-type="float" office:value="59.36" calcext:value-type="float">
            <text:p>59,36</text:p>
          </table:table-cell>
          <table:table-cell office:value-type="float" office:value="-0.0741837764676205" calcext:value-type="float">
            <text:p>-0,0741837764676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66" calcext:value-type="float">
            <text:p>1466</text:p>
          </table:table-cell>
          <table:table-cell office:value-type="float" office:value="56.5399284255925" calcext:value-type="float">
            <text:p>56,5399284255925</text:p>
          </table:table-cell>
          <table:table-cell office:value-type="float" office:value="56.48" calcext:value-type="float">
            <text:p>56,48</text:p>
          </table:table-cell>
          <table:table-cell office:value-type="float" office:value="-0.059928425592453" calcext:value-type="float">
            <text:p>-0,0599284255924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31" calcext:value-type="float">
            <text:p>1231</text:p>
          </table:table-cell>
          <table:table-cell office:value-type="float" office:value="33.0864798926384" calcext:value-type="float">
            <text:p>33,0864798926384</text:p>
          </table:table-cell>
          <table:table-cell office:value-type="float" office:value="33.08" calcext:value-type="float">
            <text:p>33,08</text:p>
          </table:table-cell>
          <table:table-cell office:value-type="float" office:value="-0.00647989263839577" calcext:value-type="float">
            <text:p>-0,0064798926383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11" calcext:value-type="float">
            <text:p>1211</text:p>
          </table:table-cell>
          <table:table-cell office:value-type="float" office:value="31.090441719621" calcext:value-type="float">
            <text:p>31,090441719621</text:p>
          </table:table-cell>
          <table:table-cell office:value-type="float" office:value="31.1" calcext:value-type="float">
            <text:p>31,1</text:p>
          </table:table-cell>
          <table:table-cell office:value-type="float" office:value="0.00955828037896112" calcext:value-type="float">
            <text:p>0,0095582803789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98" calcext:value-type="float">
            <text:p>1598</text:p>
          </table:table-cell>
          <table:table-cell office:value-type="float" office:value="69.7137803675071" calcext:value-type="float">
            <text:p>69,7137803675071</text:p>
          </table:table-cell>
          <table:table-cell office:value-type="float" office:value="69.8" calcext:value-type="float">
            <text:p>69,8</text:p>
          </table:table-cell>
          <table:table-cell office:value-type="float" office:value="0.0862196324929272" calcext:value-type="float">
            <text:p>0,0862196324929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13" calcext:value-type="float">
            <text:p>1613</text:p>
          </table:table-cell>
          <table:table-cell office:value-type="float" office:value="71.2108089972701" calcext:value-type="float">
            <text:p>71,2108089972701</text:p>
          </table:table-cell>
          <table:table-cell office:value-type="float" office:value="71.24" calcext:value-type="float">
            <text:p>71,24</text:p>
          </table:table-cell>
          <table:table-cell office:value-type="float" office:value="0.0291910027299309" calcext:value-type="float">
            <text:p>0,0291910027299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05" calcext:value-type="float">
            <text:p>1205</text:p>
          </table:table-cell>
          <table:table-cell office:value-type="float" office:value="30.4916302677158" calcext:value-type="float">
            <text:p>30,4916302677158</text:p>
          </table:table-cell>
          <table:table-cell office:value-type="float" office:value="30.56" calcext:value-type="float">
            <text:p>30,56</text:p>
          </table:table-cell>
          <table:table-cell office:value-type="float" office:value="0.0683697322841788" calcext:value-type="float">
            <text:p>0,0683697322841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15" calcext:value-type="float">
            <text:p>1615</text:p>
          </table:table-cell>
          <table:table-cell office:value-type="float" office:value="71.4104128145718" calcext:value-type="float">
            <text:p>71,4104128145718</text:p>
          </table:table-cell>
          <table:table-cell office:value-type="float" office:value="71.42" calcext:value-type="float">
            <text:p>71,42</text:p>
          </table:table-cell>
          <table:table-cell office:value-type="float" office:value="0.00958718542817394" calcext:value-type="float">
            <text:p>0,0095871854281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17" calcext:value-type="float">
            <text:p>1617</text:p>
          </table:table-cell>
          <table:table-cell office:value-type="float" office:value="71.6100166318735" calcext:value-type="float">
            <text:p>71,6100166318735</text:p>
          </table:table-cell>
          <table:table-cell office:value-type="float" office:value="71.6" calcext:value-type="float">
            <text:p>71,6</text:p>
          </table:table-cell>
          <table:table-cell office:value-type="float" office:value="-0.0100166318735546" calcext:value-type="float">
            <text:p>-0,0100166318735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66" calcext:value-type="float">
            <text:p>1466</text:p>
          </table:table-cell>
          <table:table-cell office:value-type="float" office:value="56.5399284255925" calcext:value-type="float">
            <text:p>56,5399284255925</text:p>
          </table:table-cell>
          <table:table-cell office:value-type="float" office:value="56.48" calcext:value-type="float">
            <text:p>56,48</text:p>
          </table:table-cell>
          <table:table-cell office:value-type="float" office:value="-0.059928425592453" calcext:value-type="float">
            <text:p>-0,0599284255924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07" calcext:value-type="float">
            <text:p>1607</text:p>
          </table:table-cell>
          <table:table-cell office:value-type="float" office:value="70.6119975453649" calcext:value-type="float">
            <text:p>70,6119975453649</text:p>
          </table:table-cell>
          <table:table-cell office:value-type="float" office:value="70.7" calcext:value-type="float">
            <text:p>70,7</text:p>
          </table:table-cell>
          <table:table-cell office:value-type="float" office:value="0.0880024546351166" calcext:value-type="float">
            <text:p>0,0880024546351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.00.0000</text:date>, <text:time style:data-style-name="N2" text:time-value="17:11:20.9167450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5T17:15:18.528119054</dc:date>
    <meta:editing-duration>PT35M41S</meta:editing-duration>
    <meta:editing-cycles>11</meta:editing-cycles>
    <meta:generator>LibreOffice/6.4.6.2$Linux_X86_64 LibreOffice_project/40$Build-2</meta:generator>
    <meta:document-statistic meta:table-count="1" meta:cell-count="202" meta:object-count="0"/>
  </office:meta>
</office:document-meta>
</file>